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00000004009C454E85.jpg"/>
  <manifest:file-entry manifest:media-type="image/png" manifest:full-path="Pictures/10000000000007540000040725343F5F.png"/>
  <manifest:file-entry manifest:media-type="image/png" manifest:full-path="Pictures/10000000000000FD0000005CE94A5C0F.png"/>
  <manifest:file-entry manifest:media-type="image/png" manifest:full-path="Pictures/10000201000002E90000005D5358F5B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5" style:family="presentation" style:parent-style-name="Default-backgroundobjects">
      <style:graphic-properties draw:stroke="none" svg:stroke-width="0cm" draw:stroke-linejoin="miter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7" style:family="presentation" style:parent-style-name="Default_20_1-backgroundobjects" style:list-style-name="L4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8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9" style:family="presentation" style:parent-style-name="Default_20_1-notes">
      <style:graphic-properties draw:stroke="none" svg:stroke-width="0cm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10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1" style:family="presentation" style:parent-style-name="Default_20_1-backgroundobjects" style:list-style-name="L4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2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3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4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5" style:family="presentation" style:parent-style-name="Default_20_1-backgroundobjects" style:list-style-name="L4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6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7" style:family="presentation" style:parent-style-name="Default_20_1-backgroundobjects" style:list-style-name="L4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8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9" style:family="presentation" style:parent-style-name="Default_20_1-backgroundobjects" style:list-style-name="L4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0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1" style:family="presentation" style:parent-style-name="Default_20_1-backgroundobjects" style:list-style-name="L4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2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3" style:family="presentation" style:parent-style-name="Default_20_1-backgroundobjects" style:list-style-name="L4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4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5" style:family="presentation" style:parent-style-name="Default_20_1-backgroundobjects" style:list-style-name="L4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6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7" style:family="presentation" style:parent-style-name="Default_20_1-backgroundobjects" style:list-style-name="L4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8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9" style:family="presentation" style:parent-style-name="Default_20_1-backgroundobjects" style:list-style-name="L4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0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1" style:family="presentation" style:parent-style-name="Default_20_1-backgroundobjects" style:list-style-name="L4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2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3" style:family="presentation" style:parent-style-name="Default_20_1-backgroundobjects" style:list-style-name="L4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4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5" style:family="presentation" style:parent-style-name="Default_20_1-backgroundobjects" style:list-style-name="L4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6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7" style:family="presentation" style:parent-style-name="Default_20_1-backgroundobjects" style:list-style-name="L4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8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9" style:family="presentation" style:parent-style-name="Default_20_1-backgroundobjects" style:list-style-name="L4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40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1" style:family="presentation" style:parent-style-name="Default_20_2-notes">
      <style:graphic-properties draw:fill-color="#ffffff" draw:auto-grow-height="true" fo:min-height="11.429cm"/>
    </style:style>
    <style:style style:name="P1" style:family="paragraph">
      <style:paragraph-properties fo:margin-top="0cm" fo:margin-bottom="0cm" fo:line-height="80%" fo:text-align="start" style:punctuation-wrap="hanging" style:writing-mode="lr-tb"/>
    </style:style>
    <style:style style:name="P2" style:family="paragraph">
      <style:paragraph-properties style:font-independent-line-spacing="true"/>
      <style:text-properties fo:color="#000000" fo:font-size="18pt"/>
    </style:style>
    <style:style style:name="P3" style:family="paragraph">
      <style:paragraph-properties fo:margin-left="0cm" fo:margin-right="0cm" fo:margin-top="0cm" fo:margin-bottom="0cm" fo:line-height="90%" fo:text-align="start" fo:text-indent="0cm" style:punctuation-wrap="hanging" style:writing-mode="lr-tb"/>
    </style:style>
    <style:style style:name="P4" style:family="paragraph">
      <style:paragraph-properties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6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style:font-size-asian="14pt" style:font-size-complex="14pt" fo:hyphenate="false"/>
    </style:style>
    <style:style style:name="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8" style:family="paragraph">
      <style:paragraph-properties fo:margin-top="0cm" fo:margin-bottom="0cm" fo:line-height="80%" fo:text-align="start" style:punctuation-wrap="simple" style:writing-mode="lr-tb"/>
    </style:style>
    <style:style style:name="P9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10" style:family="paragraph">
      <style:paragraph-properties fo:margin-left="0cm" fo:margin-right="0cm" fo:margin-top="0.423cm" fo:margin-bottom="0cm" fo:line-height="90%" fo:text-align="start" fo:text-indent="0cm" style:punctuation-wrap="simple" style:writing-mode="lr-tb"/>
    </style:style>
    <style:style style:name="T1" style:family="text">
      <style:text-properties fo:color="#000000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color="#5f5f5f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color="#5f5f5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5f5f5f" style:text-line-through-style="none" fo:font-family="+mn-lt" fo:font-size="19pt" fo:letter-spacing="normal" fo:font-style="normal" style:text-underline-style="none" fo:font-weight="normal" style:font-family-asian="+mn-ea" style:font-size-asian="19pt" style:font-style-asian="normal" style:font-weight-asian="normal" style:font-family-complex="+mn-cs" style:font-size-complex="19pt" style:font-style-complex="normal" style:font-weight-complex="normal"/>
    </style:style>
    <style:style style:name="T5" style:family="text">
      <style:text-properties fo:color="#5f5f5f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color="#5f5f5f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color="#5f5f5f" style:text-line-through-style="none" style:text-position="0% 100%" fo:font-family="Calibri" style:font-family-generic="roman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normal" style:font-weight-asian="normal" style:font-family-complex="Mangal" style:font-pitch-complex="variable" style:font-size-complex="28pt" style:font-style-complex="normal" style:font-weight-complex="normal"/>
    </style:style>
    <style:style style:name="T8" style:family="text">
      <style:text-properties fo:color="#5f5f5f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normal" style:font-weight-asian="normal" style:font-family-complex="Mangal" style:font-pitch-complex="variable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5f5f5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26.669cm" svg:height="4.082cm" svg:x="1.477cm" svg:y="4.595cm" presentation:class="title" presentation:user-transformed="true">
          <draw:text-box>
            <text:p text:style-name="P1"><text:span text:style-name="T1">Java Topics by Request</text:span></text:p>
          </draw:text-box>
        </draw:frame>
        <draw:frame draw:name="Text Placeholder 5" presentation:style-name="pr2" draw:text-style-name="P4" draw:layer="layout" svg:width="26.669cm" svg:height="6.984cm" svg:x="1.477cm" svg:y="11.642cm" presentation:class="outline" presentation:user-transformed="true">
          <draw:text-box>
            <text:list text:style-name="L2">
              <text:list-header>
                <text:p text:style-name="P3"><text:span text:style-name="T2"/></text:p>
              </text:list-header>
              <text:list-item>
                <text:p text:style-name="P3"><text:span text:style-name="T1">Bogdan Stroe</text:span></text:p>
              </text:list-item>
            </text:list>
          </draw:text-box>
        </draw:frame>
        <draw:frame draw:name="Footer Placeholder 10" presentation:style-name="pr3" draw:text-style-name="P6" draw:layer="layout" svg:width="7.619cm" svg:height="0.506cm" svg:x="23.949cm" svg:y="18.212cm" presentation:class="footer" presentation:user-transformed="true">
          <draw:text-box>
            <text:p text:style-name="P5"><text:span text:style-name="T3">Oracle Confidential – Restricted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848cm" svg:height="11.136cm" svg:x="3.075cm" svg:y="2.257cm" draw:page-number="1" presentation:class="page"/>
          <draw:frame draw:name="Notes Placeholder 2" presentation:style-name="pr4" draw:text-style-name="P4" draw:layer="layout" svg:width="16.799cm" svg:height="13.364cm" svg:x="2.1cm" svg:y="14.107cm" presentation:class="notes">
            <draw:text-box>
              <text:p/>
            </draw:text-box>
          </draw:frame>
          <draw:frame draw:name="Slide Number Placeholder 3" presentation:style-name="pr5" draw:text-style-name="P7" draw:layer="layout" svg:width="0.001cm" svg:height="0.001cm" svg:x="0cm" svg:y="0cm" presentation:class="page-number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page2" draw:style-name="dp3" draw:master-page-name="Default_20_1" presentation:presentation-page-layout-name="AL2T11" xml:id="id2" draw:id="id2">
        <office:forms form:automatic-focus="false" form:apply-design-mode="false"/>
        <draw:frame draw:name="Title 1" presentation:style-name="pr6" draw:text-style-name="P4" draw:layer="layout" svg:width="30.902cm" svg:height="1.41cm" svg:x="1.477cm" svg:y="0.635cm" presentation:class="title" presentation:user-transformed="true">
          <draw:text-box>
            <text:p text:style-name="P8"><text:span text:style-name="T2">Java Platform</text:span></text:p>
          </draw:text-box>
        </draw:frame>
        <draw:frame draw:name="Footer Placeholder 3" presentation:style-name="pr7" draw:text-style-name="P6" draw:layer="layout" svg:width="7.619cm" svg:height="0.506cm" svg:x="23.949cm" svg:y="18.212cm" presentation:class="footer" presentation:user-transformed="true">
          <draw:text-box>
            <text:p text:style-name="P5"><text:span text:style-name="T3">Oracle Confidential – Restricted</text:span></text:p>
          </draw:text-box>
        </draw:frame>
        <draw:frame draw:name="Content Placeholder 6" presentation:style-name="pr8" draw:text-style-name="P4" draw:layer="layout" svg:width="30.906cm" svg:height="12.276cm" svg:x="1.477cm" svg:y="3.175cm" presentation:class="outline" presentation:user-transformed="true">
          <draw:text-box>
            <text:p text:style-name="P9"><text:span text:style-name="T5">The promise: write once, run anywhere</text:span></text:p>
            <text:p text:style-name="P9"><text:span text:style-name="T5">Make it easier to write good code:</text:span></text:p>
            <text:p text:style-name="P9"><text:span text:style-name="T5"><text:s/></text:span><text:span text:style-name="T5">- general purpose language;</text:span></text:p>
            <text:p text:style-name="P9"><text:span text:style-name="T5"><text:s/></text:span><text:span text:style-name="T5">- object oriented;</text:span></text:p>
            <text:p text:style-name="P9"><text:span text:style-name="T5"><text:s/></text:span><text:span text:style-name="T5">- garbage collection;</text:span></text:p>
            <text:p text:style-name="P9"><text:span text:style-name="T5"><text:s/></text:span><text:span text:style-name="T5">- type safe;</text:span></text:p>
            <text:p text:style-name="P9"><text:span text:style-name="T5"><text:s/></text:span><text:span text:style-name="T5">- concurrency implemented in the language;</text:span></text:p>
            <text:p text:style-name="P9"><text:span text:style-name="T5"><text:s/></text:span><text:span text:style-name="T5">- rich libraries;</text:span></text:p>
            <text:p text:style-name="P9"><text:span text:style-name="T5"><text:s/></text:span></text:p>
            <text:p text:style-name="P9"><text:span text:style-name="T5"/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10"><text:span text:style-name="T6"/></text:p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28cm" svg:height="9.524cm" svg:x="1.06cm" svg:y="1.93cm" draw:page-number="2" presentation:class="page"/>
          <draw:frame draw:name="Notes Placeholder 2" presentation:style-name="pr9" draw:text-style-name="P4" draw:layer="layout" svg:width="15.239cm" svg:height="11.429cm" svg:x="1.905cm" svg:y="12.065cm" presentation:class="notes">
            <draw:text-box>
              <text:p/>
            </draw:text-box>
          </draw:frame>
          <draw:frame draw:name="Slide Number Placeholder 3" presentation:style-name="pr10" draw:text-style-name="P6" draw:layer="layout" svg:width="0.001cm" svg:height="0.001cm" svg:x="0cm" svg:y="0cm" presentation:class="page-number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page3" draw:style-name="dp3" draw:master-page-name="Default_20_1" presentation:presentation-page-layout-name="AL2T11" xml:id="id3" draw:id="id3">
        <office:forms form:automatic-focus="false" form:apply-design-mode="false"/>
        <draw:frame draw:name="Title 1" presentation:style-name="pr6" draw:text-style-name="P4" draw:layer="layout" svg:width="30.902cm" svg:height="1.41cm" svg:x="1.477cm" svg:y="0.635cm" presentation:class="title" presentation:user-transformed="true">
          <draw:text-box>
            <text:p text:style-name="P8"><text:span text:style-name="T2">Java Topics by Request</text:span></text:p>
          </draw:text-box>
        </draw:frame>
        <draw:frame draw:name="Footer Placeholder 3" presentation:style-name="pr11" draw:text-style-name="P6" draw:layer="layout" svg:width="7.619cm" svg:height="0.506cm" svg:x="23.949cm" svg:y="18.212cm" presentation:class="footer" presentation:user-transformed="true">
          <draw:text-box>
            <text:p text:style-name="P5"><text:span text:style-name="T3">Oracle Confidential – Restricted</text:span></text:p>
          </draw:text-box>
        </draw:frame>
        <draw:frame draw:name="Content Placeholder 6" presentation:style-name="pr8" draw:text-style-name="P4" draw:layer="layout" svg:width="30.906cm" svg:height="12.276cm" svg:x="1.477cm" svg:y="3.175cm" presentation:class="outline" presentation:user-transformed="true">
          <draw:text-box>
            <text:p text:style-name="P9"><text:span text:style-name="T5">Reflection</text:span></text:p>
            <text:p text:style-name="P9"><text:span text:style-name="T5">Annotations</text:span></text:p>
            <text:p text:style-name="P9"><text:span text:style-name="T5">Anything else?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><text:s/></text:span></text:p>
            <text:p text:style-name="P9"><text:span text:style-name="T5"/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10"><text:span text:style-name="T6"/></text:p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28cm" svg:height="9.524cm" svg:x="1.06cm" svg:y="1.93cm" draw:page-number="3" presentation:class="page"/>
          <draw:frame draw:name="Notes Placeholder 2" presentation:style-name="pr9" draw:text-style-name="P4" draw:layer="layout" svg:width="15.239cm" svg:height="11.429cm" svg:x="1.905cm" svg:y="12.065cm" presentation:class="notes">
            <draw:text-box>
              <text:p/>
            </draw:text-box>
          </draw:frame>
          <draw:frame draw:name="Slide Number Placeholder 3" presentation:style-name="pr12" draw:text-style-name="P6" draw:layer="layout" svg:width="0.001cm" svg:height="0.001cm" svg:x="0cm" svg:y="0cm" presentation:class="page-number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Project Management?... What’s that?..." draw:style-name="dp3" draw:master-page-name="Default_20_1" presentation:presentation-page-layout-name="AL2T11" xml:id="id4" draw:id="id4">
        <office:forms form:automatic-focus="false" form:apply-design-mode="false"/>
        <draw:frame draw:name="Title 1" presentation:style-name="pr6" draw:text-style-name="P4" draw:layer="layout" svg:width="30.902cm" svg:height="1.41cm" svg:x="1.477cm" svg:y="0.635cm" presentation:class="title" presentation:user-transformed="true">
          <draw:text-box>
            <text:p text:style-name="P8"><text:span text:style-name="T2">Java Reflection</text:span></text:p>
          </draw:text-box>
        </draw:frame>
        <draw:frame draw:name="Footer Placeholder 3" presentation:style-name="pr13" draw:text-style-name="P6" draw:layer="layout" svg:width="7.619cm" svg:height="0.506cm" svg:x="23.949cm" svg:y="18.212cm" presentation:class="footer" presentation:user-transformed="true">
          <draw:text-box>
            <text:p text:style-name="P5"><text:span text:style-name="T3">Oracle Confidential – Restricted</text:span></text:p>
          </draw:text-box>
        </draw:frame>
        <draw:frame draw:name="Content Placeholder 6" presentation:style-name="pr8" draw:text-style-name="P4" draw:layer="layout" svg:width="30.906cm" svg:height="12.276cm" svg:x="1.477cm" svg:y="3.175cm" presentation:class="outline" presentation:user-transformed="true">
          <draw:text-box>
            <text:p text:style-name="P9"><text:span text:style-name="T5">There are two concepts:</text:span></text:p>
            <text:p text:style-name="P9"><text:span text:style-name="T5"><text:s/></text:span><text:span text:style-name="T5">1. Introspection is the ability of a program to examine the type or properties of an object at runtime.</text:span></text:p>
            <text:p text:style-name="P9"><text:span text:style-name="T5"><text:s/></text:span><text:span text:style-name="T5">2. Reflection is the ability of a program to examine and modify the structure and behavior of an object at runtime.</text:span></text:p>
            <text:p text:style-name="P9"><text:span text:style-name="T5"/></text:p>
            <text:p text:style-name="P9"><text:span text:style-name="T5"><text:s/></text:span><text:span text:style-name="T5">Note that reflection includes introspection. </text:span></text:p>
            <text:p text:style-name="P9"><text:span text:style-name="T5"/></text:p>
            <text:p text:style-name="P9"><text:span text:style-name="T3"/></text:p>
            <text:p text:style-name="P9"><text:span text:style-name="T3"/></text:p>
            <text:p text:style-name="P10"><text:span text:style-name="T6"/>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frame draw:name="Notes Placeholder 2" presentation:style-name="pr9" draw:text-style-name="P4" draw:layer="layout" svg:width="15.239cm" svg:height="11.429cm" svg:x="1.905cm" svg:y="12.065cm" presentation:class="notes">
            <draw:text-box>
              <text:p/>
            </draw:text-box>
          </draw:frame>
          <draw:frame draw:name="Slide Number Placeholder 3" presentation:style-name="pr14" draw:text-style-name="P7" draw:layer="layout" svg:width="0.001cm" svg:height="0.001cm" svg:x="0cm" svg:y="0cm" presentation:class="page-number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page5" draw:style-name="dp3" draw:master-page-name="Default_20_1" presentation:presentation-page-layout-name="AL2T11" xml:id="id5" draw:id="id5">
        <office:forms form:automatic-focus="false" form:apply-design-mode="false"/>
        <draw:frame draw:name="Title 1" presentation:style-name="pr6" draw:text-style-name="P4" draw:layer="layout" svg:width="30.902cm" svg:height="1.41cm" svg:x="1.477cm" svg:y="0.8cm" presentation:class="title" presentation:user-transformed="true">
          <draw:text-box>
            <text:p text:style-name="P8"><text:span text:style-name="T2">Introspection</text:span></text:p>
          </draw:text-box>
        </draw:frame>
        <draw:frame draw:name="Footer Placeholder 3" presentation:style-name="pr15" draw:text-style-name="P6" draw:layer="layout" svg:width="7.619cm" svg:height="0.506cm" svg:x="23.949cm" svg:y="18.212cm" presentation:class="footer" presentation:user-transformed="true">
          <draw:text-box>
            <text:p text:style-name="P5"><text:span text:style-name="T3">Oracle Confidential – Restricted</text:span></text:p>
          </draw:text-box>
        </draw:frame>
        <draw:frame draw:name="Content Placeholder 6" presentation:style-name="pr8" draw:text-style-name="P4" draw:layer="layout" svg:width="30.906cm" svg:height="12.276cm" svg:x="1.477cm" svg:y="3.175cm" presentation:class="outline" presentation:user-transformed="true">
          <draw:text-box>
            <text:p text:style-name="P9"><text:span text:style-name="T7">- instanceof operator;</text:span></text:p>
            <text:p text:style-name="P9"><text:span text:style-name="T8">- Class.get* methods;</text:span></text:p>
            <text:p text:style-name="P9"><text:span text:style-name="T8">- Class.is* methods;</text:span></text:p>
            <text:p text:style-name="P9"><text:span text:style-name="T5"/></text:p>
            <text:p text:style-name="P9"><text:span text:style-name="T3"/></text:p>
            <text:p text:style-name="P9"><text:span text:style-name="T3"/></text:p>
            <text:p text:style-name="P10"><text:span text:style-name="T6"/>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frame draw:name="Notes Placeholder 2" presentation:style-name="pr9" draw:text-style-name="P4" draw:layer="layout" svg:width="15.239cm" svg:height="11.429cm" svg:x="1.905cm" svg:y="12.065cm" presentation:class="notes">
            <draw:text-box>
              <text:p/>
            </draw:text-box>
          </draw:frame>
          <draw:frame draw:name="Slide Number Placeholder 3" presentation:style-name="pr16" draw:text-style-name="P6" draw:layer="layout" svg:width="0.001cm" svg:height="0.001cm" svg:x="0cm" svg:y="0cm" presentation:class="page-number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page6" draw:style-name="dp3" draw:master-page-name="Default_20_1" presentation:presentation-page-layout-name="AL2T11" xml:id="id6" draw:id="id6">
        <office:forms form:automatic-focus="false" form:apply-design-mode="false"/>
        <draw:frame draw:name="Title 1" presentation:style-name="pr6" draw:text-style-name="P4" draw:layer="layout" svg:width="30.902cm" svg:height="1.41cm" svg:x="1.477cm" svg:y="0.635cm" presentation:class="title" presentation:user-transformed="true">
          <draw:text-box>
            <text:p text:style-name="P8"><text:span text:style-name="T2">Reflection</text:span></text:p>
          </draw:text-box>
        </draw:frame>
        <draw:frame draw:name="Footer Placeholder 3" presentation:style-name="pr17" draw:text-style-name="P6" draw:layer="layout" svg:width="7.619cm" svg:height="0.506cm" svg:x="23.949cm" svg:y="18.212cm" presentation:class="footer" presentation:user-transformed="true">
          <draw:text-box>
            <text:p text:style-name="P5"><text:span text:style-name="T3">Oracle Confidential – Restricted</text:span></text:p>
          </draw:text-box>
        </draw:frame>
        <draw:frame draw:name="Content Placeholder 6" presentation:style-name="pr8" draw:text-style-name="P4" draw:layer="layout" svg:width="30.906cm" svg:height="12.276cm" svg:x="1.477cm" svg:y="3.175cm" presentation:class="outline" presentation:user-transformed="true">
          <draw:text-box>
            <text:p text:style-name="P9"><text:span text:style-name="T5">- Class.forName(...);</text:span></text:p>
            <text:p text:style-name="P9"><text:span text:style-name="T5">- Constructor.newInstance(...);</text:span></text:p>
            <text:p text:style-name="P9"><text:span text:style-name="T5">- Method.invoke(...);</text:span></text:p>
            <text:p text:style-name="P9"><text:span text:style-name="T5">- Field.set(...);</text:span></text:p>
            <text:p text:style-name="P9"><text:span text:style-name="T5"/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10"><text:span text:style-name="T6"/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28cm" svg:height="9.524cm" svg:x="1.06cm" svg:y="1.93cm" draw:page-number="6" presentation:class="page"/>
          <draw:frame draw:name="Notes Placeholder 2" presentation:style-name="pr9" draw:text-style-name="P4" draw:layer="layout" svg:width="15.239cm" svg:height="11.429cm" svg:x="1.905cm" svg:y="12.065cm" presentation:class="notes">
            <draw:text-box>
              <text:p/>
            </draw:text-box>
          </draw:frame>
          <draw:frame draw:name="Slide Number Placeholder 3" presentation:style-name="pr18" draw:text-style-name="P6" draw:layer="layout" svg:width="0.001cm" svg:height="0.001cm" svg:x="0cm" svg:y="0cm" presentation:class="page-number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page7" draw:style-name="dp3" draw:master-page-name="Default_20_1" presentation:presentation-page-layout-name="AL2T11" xml:id="id7" draw:id="id7">
        <office:forms form:automatic-focus="false" form:apply-design-mode="false"/>
        <draw:frame draw:name="Title 1" presentation:style-name="pr6" draw:text-style-name="P4" draw:layer="layout" svg:width="30.902cm" svg:height="1.41cm" svg:x="1.477cm" svg:y="0.635cm" presentation:class="title" presentation:user-transformed="true">
          <draw:text-box>
            <text:p text:style-name="P8"><text:span text:style-name="T2">Where Do We Use Reflection?</text:span></text:p>
          </draw:text-box>
        </draw:frame>
        <draw:frame draw:name="Footer Placeholder 3" presentation:style-name="pr19" draw:text-style-name="P6" draw:layer="layout" svg:width="7.619cm" svg:height="0.506cm" svg:x="23.949cm" svg:y="18.212cm" presentation:class="footer" presentation:user-transformed="true">
          <draw:text-box>
            <text:p text:style-name="P5"><text:span text:style-name="T3">Oracle Confidential – Restricted</text:span></text:p>
          </draw:text-box>
        </draw:frame>
        <draw:frame draw:name="Content Placeholder 6" presentation:style-name="pr8" draw:text-style-name="P4" draw:layer="layout" svg:width="30.906cm" svg:height="12.276cm" svg:x="1.477cm" svg:y="3.175cm" presentation:class="outline" presentation:user-transformed="true">
          <draw:text-box>
            <text:p text:style-name="P9"><text:span text:style-name="T5">Examine an object's class at runtime</text:span></text:p>
            <text:p text:style-name="P9"><text:span text:style-name="T5">Construct an object for a class at runtime</text:span></text:p>
            <text:p text:style-name="P9"><text:span text:style-name="T5">Examine a class's field and method at runtime</text:span></text:p>
            <text:p text:style-name="P9"><text:span text:style-name="T5">Invoke any method of an object at runtime</text:span></text:p>
            <text:p text:style-name="P9"><text:span text:style-name="T5">Change accessibility flag of Constructor, Method and Field <text:s/></text:span></text:p>
            <text:p text:style-name="P9"><text:span text:style-name="T5"/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10"><text:span text:style-name="T6"/></text:p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28cm" svg:height="9.524cm" svg:x="1.06cm" svg:y="1.93cm" draw:page-number="7" presentation:class="page"/>
          <draw:frame draw:name="Notes Placeholder 2" presentation:style-name="pr9" draw:text-style-name="P4" draw:layer="layout" svg:width="15.239cm" svg:height="11.429cm" svg:x="1.905cm" svg:y="12.065cm" presentation:class="notes">
            <draw:text-box>
              <text:p/>
            </draw:text-box>
          </draw:frame>
          <draw:frame draw:name="Slide Number Placeholder 3" presentation:style-name="pr20" draw:text-style-name="P6" draw:layer="layout" svg:width="0.001cm" svg:height="0.001cm" svg:x="0cm" svg:y="0cm" presentation:class="page-number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page8" draw:style-name="dp3" draw:master-page-name="Default_20_1" presentation:presentation-page-layout-name="AL2T11" xml:id="id8" draw:id="id8">
        <office:forms form:automatic-focus="false" form:apply-design-mode="false"/>
        <draw:frame draw:name="Title 1" presentation:style-name="pr6" draw:text-style-name="P4" draw:layer="layout" svg:width="30.902cm" svg:height="1.41cm" svg:x="1.477cm" svg:y="0.635cm" presentation:class="title" presentation:user-transformed="true">
          <draw:text-box>
            <text:p text:style-name="P8"><text:span text:style-name="T2">Practice </text:span></text:p>
          </draw:text-box>
        </draw:frame>
        <draw:frame draw:name="Footer Placeholder 3" presentation:style-name="pr21" draw:text-style-name="P6" draw:layer="layout" svg:width="7.619cm" svg:height="0.506cm" svg:x="23.949cm" svg:y="18.212cm" presentation:class="footer" presentation:user-transformed="true">
          <draw:text-box>
            <text:p text:style-name="P5"><text:span text:style-name="T3">Oracle Confidential – Restricted</text:span></text:p>
          </draw:text-box>
        </draw:frame>
        <draw:frame draw:name="Content Placeholder 6" presentation:style-name="pr8" draw:text-style-name="P4" draw:layer="layout" svg:width="30.906cm" svg:height="12.276cm" svg:x="1.477cm" svg:y="3.175cm" presentation:class="outline" presentation:user-transformed="true">
          <draw:text-box>
            <text:p text:style-name="P9"><text:span text:style-name="T5">https://github.com/bogdan-stroe/cursase/blob/master/StringManipulator.java</text:span></text:p>
            <text:p text:style-name="P9"><text:span text:style-name="T5"/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10"><text:span text:style-name="T6"/></text:p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28cm" svg:height="9.524cm" svg:x="1.06cm" svg:y="1.93cm" draw:page-number="8" presentation:class="page"/>
          <draw:frame draw:name="Notes Placeholder 2" presentation:style-name="pr9" draw:text-style-name="P4" draw:layer="layout" svg:width="15.239cm" svg:height="11.429cm" svg:x="1.905cm" svg:y="12.065cm" presentation:class="notes">
            <draw:text-box>
              <text:p/>
            </draw:text-box>
          </draw:frame>
          <draw:frame draw:name="Slide Number Placeholder 3" presentation:style-name="pr22" draw:text-style-name="P6" draw:layer="layout" svg:width="0.001cm" svg:height="0.001cm" svg:x="0cm" svg:y="0cm" presentation:class="page-number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page9" draw:style-name="dp3" draw:master-page-name="Default_20_1" presentation:presentation-page-layout-name="AL2T11" xml:id="id9" draw:id="id9">
        <office:forms form:automatic-focus="false" form:apply-design-mode="false"/>
        <draw:frame draw:name="Title 1" presentation:style-name="pr6" draw:text-style-name="P4" draw:layer="layout" svg:width="30.902cm" svg:height="1.41cm" svg:x="1.477cm" svg:y="0.635cm" presentation:class="title" presentation:user-transformed="true">
          <draw:text-box>
            <text:p text:style-name="P8"><text:span text:style-name="T2">Java Annotations</text:span></text:p>
          </draw:text-box>
        </draw:frame>
        <draw:frame draw:name="Footer Placeholder 3" presentation:style-name="pr23" draw:text-style-name="P6" draw:layer="layout" svg:width="7.619cm" svg:height="0.506cm" svg:x="23.949cm" svg:y="18.212cm" presentation:class="footer" presentation:user-transformed="true">
          <draw:text-box>
            <text:p text:style-name="P5"><text:span text:style-name="T3">Oracle Confidential – Restricted</text:span></text:p>
          </draw:text-box>
        </draw:frame>
        <draw:frame draw:name="Content Placeholder 6" presentation:style-name="pr8" draw:text-style-name="P4" draw:layer="layout" svg:width="30.906cm" svg:height="12.276cm" svg:x="1.477cm" svg:y="3.175cm" presentation:class="outline" presentation:user-transformed="true">
          <draw:text-box>
            <text:p text:style-name="P9"><text:span text:style-name="T5">Annotations:</text:span></text:p>
            <text:p text:style-name="P9"><text:span text:style-name="T5">- a form of metadata, provide data about a program that is not part of the program itself; </text:span></text:p>
            <text:p text:style-name="P9"><text:span text:style-name="T5">- have no direct effect on the operation of the code they annotate;</text:span></text:p>
            <text:p text:style-name="P9"><text:span text:style-name="T5"/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10"><text:span text:style-name="T6"/></text:p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28cm" svg:height="9.524cm" svg:x="1.06cm" svg:y="1.93cm" draw:page-number="9" presentation:class="page"/>
          <draw:frame draw:name="Notes Placeholder 2" presentation:style-name="pr9" draw:text-style-name="P4" draw:layer="layout" svg:width="15.239cm" svg:height="11.429cm" svg:x="1.905cm" svg:y="12.065cm" presentation:class="notes">
            <draw:text-box>
              <text:p/>
            </draw:text-box>
          </draw:frame>
          <draw:frame draw:name="Slide Number Placeholder 3" presentation:style-name="pr24" draw:text-style-name="P6" draw:layer="layout" svg:width="0.001cm" svg:height="0.001cm" svg:x="0cm" svg:y="0cm" presentation:class="page-number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page10" draw:style-name="dp3" draw:master-page-name="Default_20_1" presentation:presentation-page-layout-name="AL2T11" xml:id="id10" draw:id="id10">
        <office:forms form:automatic-focus="false" form:apply-design-mode="false"/>
        <draw:frame draw:name="Title 1" presentation:style-name="pr6" draw:text-style-name="P4" draw:layer="layout" svg:width="30.902cm" svg:height="1.41cm" svg:x="1.477cm" svg:y="0.635cm" presentation:class="title" presentation:user-transformed="true">
          <draw:text-box>
            <text:p text:style-name="P8"><text:span text:style-name="T2">Annotations Usage</text:span></text:p>
          </draw:text-box>
        </draw:frame>
        <draw:frame draw:name="Footer Placeholder 3" presentation:style-name="pr25" draw:text-style-name="P6" draw:layer="layout" svg:width="7.619cm" svg:height="0.506cm" svg:x="23.949cm" svg:y="18.212cm" presentation:class="footer" presentation:user-transformed="true">
          <draw:text-box>
            <text:p text:style-name="P5"><text:span text:style-name="T3">Oracle Confidential – Restricted</text:span></text:p>
          </draw:text-box>
        </draw:frame>
        <draw:frame draw:name="Content Placeholder 6" presentation:style-name="pr8" draw:text-style-name="P4" draw:layer="layout" svg:width="30.906cm" svg:height="12.276cm" svg:x="1.477cm" svg:y="3.175cm" presentation:class="outline" presentation:user-transformed="true">
          <draw:text-box>
            <text:p text:style-name="P9"><text:span text:style-name="T5">Information for the compiler — Annotations can be used by the compiler to detect errors or suppress warnings.</text:span></text:p>
            <text:p text:style-name="P9"><text:span text:style-name="T5">Compile-time and deployment-time processing — Software tools can process annotation information to generate code, XML files, and so forth.</text:span></text:p>
            <text:p text:style-name="P9"><text:span text:style-name="T5">Runtime processing — Some annotations are available to be examined at runtime.</text:span></text:p>
            <text:p text:style-name="P9"><text:span text:style-name="T5"/></text:p>
            <text:p text:style-name="P9"><text:span text:style-name="T5"/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10"><text:span text:style-name="T6"/></text:p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28cm" svg:height="9.524cm" svg:x="1.06cm" svg:y="1.93cm" draw:page-number="10" presentation:class="page"/>
          <draw:frame draw:name="Notes Placeholder 2" presentation:style-name="pr9" draw:text-style-name="P4" draw:layer="layout" svg:width="15.239cm" svg:height="11.429cm" svg:x="1.905cm" svg:y="12.065cm" presentation:class="notes">
            <draw:text-box>
              <text:p/>
            </draw:text-box>
          </draw:frame>
          <draw:frame draw:name="Slide Number Placeholder 3" presentation:style-name="pr26" draw:text-style-name="P6" draw:layer="layout" svg:width="0.001cm" svg:height="0.001cm" svg:x="0cm" svg:y="0cm" presentation:class="page-number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page11" draw:style-name="dp3" draw:master-page-name="Default_20_1" presentation:presentation-page-layout-name="AL2T11" xml:id="id11" draw:id="id11">
        <office:forms form:automatic-focus="false" form:apply-design-mode="false"/>
        <draw:frame draw:name="Title 1" presentation:style-name="pr6" draw:text-style-name="P4" draw:layer="layout" svg:width="30.902cm" svg:height="1.41cm" svg:x="1.477cm" svg:y="0.635cm" presentation:class="title" presentation:user-transformed="true">
          <draw:text-box>
            <text:p text:style-name="P8"><text:span text:style-name="T2">Annotations Examples</text:span></text:p>
          </draw:text-box>
        </draw:frame>
        <draw:frame draw:name="Footer Placeholder 3" presentation:style-name="pr27" draw:text-style-name="P6" draw:layer="layout" svg:width="7.619cm" svg:height="0.506cm" svg:x="23.949cm" svg:y="18.212cm" presentation:class="footer" presentation:user-transformed="true">
          <draw:text-box>
            <text:p text:style-name="P5"><text:span text:style-name="T3">Oracle Confidential – Restricted</text:span></text:p>
          </draw:text-box>
        </draw:frame>
        <draw:frame draw:name="Content Placeholder 6" presentation:style-name="pr8" draw:text-style-name="P4" draw:layer="layout" svg:width="30.906cm" svg:height="12.276cm" svg:x="1.477cm" svg:y="3.175cm" presentation:class="outline" presentation:user-transformed="true">
          <draw:text-box>
            <text:p text:style-name="P9"><text:span text:style-name="T5">@Entity</text:span></text:p>
            <text:p text:style-name="P9"><text:span text:style-name="T5">@SuppressWarnings(value = "unchecked") or</text:span></text:p>
            <text:p text:style-name="P9"><text:span text:style-name="T5">@SuppressWarnings("unchecked") if there is only one attribute</text:span></text:p>
            <text:p text:style-name="P9"><text:span text:style-name="T5"/></text:p>
            <text:p text:style-name="P9"><text:span text:style-name="T5"/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10"><text:span text:style-name="T6"/></text:p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28cm" svg:height="9.524cm" svg:x="1.06cm" svg:y="1.93cm" draw:page-number="11" presentation:class="page"/>
          <draw:frame draw:name="Notes Placeholder 2" presentation:style-name="pr9" draw:text-style-name="P4" draw:layer="layout" svg:width="15.239cm" svg:height="11.429cm" svg:x="1.905cm" svg:y="12.065cm" presentation:class="notes">
            <draw:text-box>
              <text:p/>
            </draw:text-box>
          </draw:frame>
          <draw:frame draw:name="Slide Number Placeholder 3" presentation:style-name="pr28" draw:text-style-name="P6" draw:layer="layout" svg:width="0.001cm" svg:height="0.001cm" svg:x="0cm" svg:y="0cm" presentation:class="page-number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page12" draw:style-name="dp3" draw:master-page-name="Default_20_1" presentation:presentation-page-layout-name="AL2T11" xml:id="id12" draw:id="id12">
        <office:forms form:automatic-focus="false" form:apply-design-mode="false"/>
        <draw:frame draw:name="Title 1" presentation:style-name="pr6" draw:text-style-name="P4" draw:layer="layout" svg:width="30.902cm" svg:height="1.41cm" svg:x="1.477cm" svg:y="0.635cm" presentation:class="title" presentation:user-transformed="true">
          <draw:text-box>
            <text:p text:style-name="P8"><text:span text:style-name="T2">Declaring an Annotation</text:span></text:p>
          </draw:text-box>
        </draw:frame>
        <draw:frame draw:name="Footer Placeholder 3" presentation:style-name="pr29" draw:text-style-name="P6" draw:layer="layout" svg:width="7.619cm" svg:height="0.506cm" svg:x="23.949cm" svg:y="18.212cm" presentation:class="footer" presentation:user-transformed="true">
          <draw:text-box>
            <text:p text:style-name="P5"><text:span text:style-name="T3">Oracle Confidential – Restricted</text:span></text:p>
          </draw:text-box>
        </draw:frame>
        <draw:frame draw:name="Content Placeholder 6" presentation:style-name="pr8" draw:text-style-name="P4" draw:layer="layout" svg:width="30.906cm" svg:height="12.276cm" svg:x="1.477cm" svg:y="3.175cm" presentation:class="outline" presentation:user-transformed="true">
          <draw:text-box>
            <text:p text:style-name="P9"><text:span text:style-name="T5">@interface ClassPreamble {</text:span></text:p>
            <text:p text:style-name="P9"><text:span text:style-name="T5"><text:s text:c="3"/></text:span><text:span text:style-name="T5">String author();</text:span></text:p>
            <text:p text:style-name="P9"><text:span text:style-name="T5"><text:s text:c="3"/></text:span><text:span text:style-name="T5">String date();</text:span></text:p>
            <text:p text:style-name="P9"><text:span text:style-name="T5"><text:s text:c="3"/></text:span><text:span text:style-name="T5">int currentRevision() default 1;</text:span></text:p>
            <text:p text:style-name="P9"><text:span text:style-name="T5"><text:s text:c="3"/></text:span><text:span text:style-name="T5">String lastModified() default "N/A";</text:span></text:p>
            <text:p text:style-name="P9"><text:span text:style-name="T5"><text:s text:c="3"/></text:span><text:span text:style-name="T5">String lastModifiedBy() default "N/A";</text:span></text:p>
            <text:p text:style-name="P9"><text:span text:style-name="T5"><text:s text:c="3"/></text:span><text:span text:style-name="T5">// Note use of array</text:span></text:p>
            <text:p text:style-name="P9"><text:span text:style-name="T5"><text:s text:c="3"/></text:span><text:span text:style-name="T5">String[] reviewers();</text:span></text:p>
            <text:p text:style-name="P9"><text:span text:style-name="T5">}</text:span></text:p>
            <text:p text:style-name="P9"><text:span text:style-name="T5"/></text:p>
            <text:p text:style-name="P9"><text:span text:style-name="T5"/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10"><text:span text:style-name="T6"/></text:p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28cm" svg:height="9.524cm" svg:x="1.06cm" svg:y="1.93cm" draw:page-number="12" presentation:class="page"/>
          <draw:frame draw:name="Notes Placeholder 2" presentation:style-name="pr9" draw:text-style-name="P4" draw:layer="layout" svg:width="15.239cm" svg:height="11.429cm" svg:x="1.905cm" svg:y="12.065cm" presentation:class="notes">
            <draw:text-box>
              <text:p/>
            </draw:text-box>
          </draw:frame>
          <draw:frame draw:name="Slide Number Placeholder 3" presentation:style-name="pr30" draw:text-style-name="P6" draw:layer="layout" svg:width="0.001cm" svg:height="0.001cm" svg:x="0cm" svg:y="0cm" presentation:class="page-number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page13" draw:style-name="dp3" draw:master-page-name="Default_20_1" presentation:presentation-page-layout-name="AL2T11" xml:id="id13" draw:id="id13">
        <office:forms form:automatic-focus="false" form:apply-design-mode="false"/>
        <draw:frame draw:name="Title 1" presentation:style-name="pr6" draw:text-style-name="P4" draw:layer="layout" svg:width="30.902cm" svg:height="1.41cm" svg:x="1.477cm" svg:y="0.635cm" presentation:class="title" presentation:user-transformed="true">
          <draw:text-box>
            <text:p text:style-name="P8"><text:span text:style-name="T2">Usage Example</text:span></text:p>
          </draw:text-box>
        </draw:frame>
        <draw:frame draw:name="Footer Placeholder 3" presentation:style-name="pr31" draw:text-style-name="P6" draw:layer="layout" svg:width="7.619cm" svg:height="0.506cm" svg:x="23.949cm" svg:y="18.212cm" presentation:class="footer" presentation:user-transformed="true">
          <draw:text-box>
            <text:p text:style-name="P5"><text:span text:style-name="T3">Oracle Confidential – Restricted</text:span></text:p>
          </draw:text-box>
        </draw:frame>
        <draw:frame draw:name="Content Placeholder 6" presentation:style-name="pr8" draw:text-style-name="P4" draw:layer="layout" svg:width="30.906cm" svg:height="12.276cm" svg:x="1.477cm" svg:y="3.175cm" presentation:class="outline" presentation:user-transformed="true">
          <draw:text-box>
            <text:p text:style-name="P9"><text:span text:style-name="T5">@ClassPreamble (</text:span></text:p>
            <text:p text:style-name="P9"><text:span text:style-name="T5"><text:s text:c="3"/></text:span><text:span text:style-name="T5">author = "John Doe",</text:span></text:p>
            <text:p text:style-name="P9"><text:span text:style-name="T5"><text:s text:c="3"/></text:span><text:span text:style-name="T5">date = "3/17/2002",</text:span></text:p>
            <text:p text:style-name="P9"><text:span text:style-name="T5"><text:s text:c="3"/></text:span><text:span text:style-name="T5">currentRevision = 6,</text:span></text:p>
            <text:p text:style-name="P9"><text:span text:style-name="T5"><text:s text:c="3"/></text:span><text:span text:style-name="T5">lastModified = "4/12/2004",</text:span></text:p>
            <text:p text:style-name="P9"><text:span text:style-name="T5"><text:s text:c="3"/></text:span><text:span text:style-name="T5">lastModifiedBy = "Jane Doe",</text:span></text:p>
            <text:p text:style-name="P9"><text:span text:style-name="T5"><text:s text:c="3"/></text:span><text:span text:style-name="T5">// Note array notation</text:span></text:p>
            <text:p text:style-name="P9"><text:span text:style-name="T5"><text:s text:c="3"/></text:span><text:span text:style-name="T5">reviewers = {"Alice", "Bob", "Cindy"}</text:span></text:p>
            <text:p text:style-name="P9"><text:span text:style-name="T5">)public class Generation3List extends Generation2List {</text:span></text:p>
            <text:p text:style-name="P9"><text:span text:style-name="T5">// class code goes here}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10"><text:span text:style-name="T6"/></text:p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28cm" svg:height="9.524cm" svg:x="1.06cm" svg:y="1.93cm" draw:page-number="13" presentation:class="page"/>
          <draw:frame draw:name="Notes Placeholder 2" presentation:style-name="pr9" draw:text-style-name="P4" draw:layer="layout" svg:width="15.239cm" svg:height="11.429cm" svg:x="1.905cm" svg:y="12.065cm" presentation:class="notes">
            <draw:text-box>
              <text:p/>
            </draw:text-box>
          </draw:frame>
          <draw:frame draw:name="Slide Number Placeholder 3" presentation:style-name="pr32" draw:text-style-name="P6" draw:layer="layout" svg:width="0.001cm" svg:height="0.001cm" svg:x="0cm" svg:y="0cm" presentation:class="page-number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page14" draw:style-name="dp3" draw:master-page-name="Default_20_1" presentation:presentation-page-layout-name="AL2T11" xml:id="id14" draw:id="id14">
        <office:forms form:automatic-focus="false" form:apply-design-mode="false"/>
        <draw:frame draw:name="Title 1" presentation:style-name="pr6" draw:text-style-name="P4" draw:layer="layout" svg:width="30.902cm" svg:height="1.41cm" svg:x="1.477cm" svg:y="0.635cm" presentation:class="title" presentation:user-transformed="true">
          <draw:text-box>
            <text:p text:style-name="P8"><text:span text:style-name="T2">Static Analysis</text:span></text:p>
          </draw:text-box>
        </draw:frame>
        <draw:frame draw:name="Footer Placeholder 3" presentation:style-name="pr33" draw:text-style-name="P6" draw:layer="layout" svg:width="7.619cm" svg:height="0.506cm" svg:x="23.949cm" svg:y="18.212cm" presentation:class="footer" presentation:user-transformed="true">
          <draw:text-box>
            <text:p text:style-name="P5"><text:span text:style-name="T3">Oracle Confidential – Restricted</text:span></text:p>
          </draw:text-box>
        </draw:frame>
        <draw:frame draw:name="Content Placeholder 6" presentation:style-name="pr8" draw:text-style-name="P4" draw:layer="layout" svg:width="30.906cm" svg:height="12.276cm" svg:x="1.477cm" svg:y="3.175cm" presentation:class="outline" presentation:user-transformed="true">
          <draw:text-box>
            <text:p text:style-name="P9"><text:span text:style-name="T5">Static analysis, also called static code analysis, is a method of computer program debugging that is done by examining the code without executing the program.</text:span></text:p>
            <text:p text:style-name="P9"><text:span text:style-name="T5"><text:s/></text:span><text:span text:style-name="T5">- provides an understanding of the code structure, and can help to ensure that the code adheres to industry standards;</text:span></text:p>
            <text:p text:style-name="P9"><text:span text:style-name="T5">- automated tools can assist programmers and developers in carrying out static analysis;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10"><text:span text:style-name="T6"/></text:p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name="Slide Image Placeholder 1" draw:style-name="gr1" draw:layer="layout" svg:width="16.928cm" svg:height="9.524cm" svg:x="1.06cm" svg:y="1.93cm" draw:page-number="14" presentation:class="page"/>
          <draw:frame draw:name="Notes Placeholder 2" presentation:style-name="pr9" draw:text-style-name="P4" draw:layer="layout" svg:width="15.239cm" svg:height="11.429cm" svg:x="1.905cm" svg:y="12.065cm" presentation:class="notes">
            <draw:text-box>
              <text:p/>
            </draw:text-box>
          </draw:frame>
          <draw:frame draw:name="Slide Number Placeholder 3" presentation:style-name="pr34" draw:text-style-name="P6" draw:layer="layout" svg:width="0.001cm" svg:height="0.001cm" svg:x="0cm" svg:y="0cm" presentation:class="page-number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page15" draw:style-name="dp3" draw:master-page-name="Default_20_1" presentation:presentation-page-layout-name="AL2T11" xml:id="id15" draw:id="id15">
        <office:forms form:automatic-focus="false" form:apply-design-mode="false"/>
        <draw:frame draw:name="Title 1" presentation:style-name="pr6" draw:text-style-name="P4" draw:layer="layout" svg:width="30.902cm" svg:height="1.41cm" svg:x="1.477cm" svg:y="0.635cm" presentation:class="title" presentation:user-transformed="true">
          <draw:text-box>
            <text:p text:style-name="P8"><text:span text:style-name="T2">Static Analysis Tools</text:span></text:p>
          </draw:text-box>
        </draw:frame>
        <draw:frame draw:name="Footer Placeholder 3" presentation:style-name="pr35" draw:text-style-name="P6" draw:layer="layout" svg:width="7.619cm" svg:height="0.506cm" svg:x="23.949cm" svg:y="18.212cm" presentation:class="footer" presentation:user-transformed="true">
          <draw:text-box>
            <text:p text:style-name="P5"><text:span text:style-name="T3">Oracle Confidential – Restricted</text:span></text:p>
          </draw:text-box>
        </draw:frame>
        <draw:frame draw:name="Content Placeholder 6" presentation:style-name="pr8" draw:text-style-name="P4" draw:layer="layout" svg:width="30.906cm" svg:height="12.276cm" svg:x="1.477cm" svg:y="3.175cm" presentation:class="outline" presentation:user-transformed="true">
          <draw:text-box>
            <text:p text:style-name="P9"><text:span text:style-name="T5">FindBugs - http://findbugs.sourceforge.net/</text:span></text:p>
            <text:p text:style-name="P9"><text:span text:style-name="T5"/></text:p>
            <text:p text:style-name="P9"><text:span text:style-name="T5">Checker Framework - http://types.cs.washington.edu/checker-framework/eclipse/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10"><text:span text:style-name="T6"/></text:p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name="Slide Image Placeholder 1" draw:style-name="gr1" draw:layer="layout" svg:width="16.928cm" svg:height="9.524cm" svg:x="1.06cm" svg:y="1.93cm" draw:page-number="15" presentation:class="page"/>
          <draw:frame draw:name="Notes Placeholder 2" presentation:style-name="pr9" draw:text-style-name="P4" draw:layer="layout" svg:width="15.239cm" svg:height="11.429cm" svg:x="1.905cm" svg:y="12.065cm" presentation:class="notes">
            <draw:text-box>
              <text:p/>
            </draw:text-box>
          </draw:frame>
          <draw:frame draw:name="Slide Number Placeholder 3" presentation:style-name="pr36" draw:text-style-name="P6" draw:layer="layout" svg:width="0.001cm" svg:height="0.001cm" svg:x="0cm" svg:y="0cm" presentation:class="page-number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page16" draw:style-name="dp3" draw:master-page-name="Default_20_1" presentation:presentation-page-layout-name="AL2T11" xml:id="id16" draw:id="id16">
        <office:forms form:automatic-focus="false" form:apply-design-mode="false"/>
        <draw:frame draw:name="Title 1" presentation:style-name="pr6" draw:text-style-name="P4" draw:layer="layout" svg:width="30.902cm" svg:height="1.41cm" svg:x="1.477cm" svg:y="0.635cm" presentation:class="title" presentation:user-transformed="true">
          <draw:text-box>
            <text:p text:style-name="P8"><text:span text:style-name="T2">Runtime Exceptions</text:span></text:p>
          </draw:text-box>
        </draw:frame>
        <draw:frame draw:name="Footer Placeholder 3" presentation:style-name="pr37" draw:text-style-name="P6" draw:layer="layout" svg:width="7.619cm" svg:height="0.506cm" svg:x="23.949cm" svg:y="18.212cm" presentation:class="footer" presentation:user-transformed="true">
          <draw:text-box>
            <text:p text:style-name="P5"><text:span text:style-name="T3">Oracle Confidential – Restricted</text:span></text:p>
          </draw:text-box>
        </draw:frame>
        <draw:frame draw:name="Content Placeholder 6" presentation:style-name="pr8" draw:text-style-name="P4" draw:layer="layout" svg:width="30.906cm" svg:height="12.276cm" svg:x="1.477cm" svg:y="3.175cm" presentation:class="outline" presentation:user-transformed="true">
          <draw:text-box>
            <text:p text:style-name="P9"><text:span text:style-name="T5">What is the most common exception in Java?</text:span></text:p>
            <text:p text:style-name="P9"><text:span text:style-name="T5"/></text:p>
            <text:p text:style-name="P9"><text:span text:style-name="T5">How can we prevent this exception?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10"><text:span text:style-name="T6"/></text:p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name="Slide Image Placeholder 1" draw:style-name="gr1" draw:layer="layout" svg:width="16.928cm" svg:height="9.524cm" svg:x="1.06cm" svg:y="1.93cm" draw:page-number="16" presentation:class="page"/>
          <draw:frame draw:name="Notes Placeholder 2" presentation:style-name="pr9" draw:text-style-name="P4" draw:layer="layout" svg:width="15.239cm" svg:height="11.429cm" svg:x="1.905cm" svg:y="12.065cm" presentation:class="notes">
            <draw:text-box>
              <text:p/>
            </draw:text-box>
          </draw:frame>
          <draw:frame draw:name="Slide Number Placeholder 3" presentation:style-name="pr38" draw:text-style-name="P6" draw:layer="layout" svg:width="0.001cm" svg:height="0.001cm" svg:x="0cm" svg:y="0cm" presentation:class="page-number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page17" draw:style-name="dp3" draw:master-page-name="Default_20_1" presentation:presentation-page-layout-name="AL3T1" xml:id="id17" draw:id="id17">
        <office:forms form:automatic-focus="false" form:apply-design-mode="false"/>
        <draw:frame draw:name="Title 1" presentation:style-name="pr6" draw:text-style-name="P4" draw:layer="layout" svg:width="30.902cm" svg:height="2.468cm" svg:x="1.477cm" svg:y="1.129cm" presentation:class="title">
          <draw:text-box>
            <text:p text:style-name="P8"><text:span text:style-name="T2">Questions?</text:span></text:p>
          </draw:text-box>
        </draw:frame>
        <draw:frame draw:name="Footer Placeholder 3" presentation:style-name="pr39" draw:text-style-name="P6" draw:layer="layout" svg:width="7.619cm" svg:height="0.506cm" svg:x="23.949cm" svg:y="18.212cm" presentation:class="footer" presentation:user-transformed="true">
          <draw:text-box>
            <text:p text:style-name="P5"><text:span text:style-name="T3">Oracle Confidential – Restricted</text:span></text:p>
          </draw:text-box>
        </draw:frame>
        <draw:frame draw:name="Content Placeholder 6" presentation:style-name="pr8" draw:text-style-name="P4" draw:layer="layout" svg:width="30.906cm" svg:height="12.276cm" svg:x="1.475cm" svg:y="4.233cm" presentation:class="outline">
          <draw:text-box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10"><text:span text:style-name="T6"/></text:p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28cm" svg:height="9.524cm" svg:x="1.06cm" svg:y="1.93cm" draw:page-number="17" presentation:class="page"/>
          <draw:frame draw:name="Notes Placeholder 2" presentation:style-name="pr9" draw:text-style-name="P4" draw:layer="layout" svg:width="15.239cm" svg:height="11.429cm" svg:x="1.905cm" svg:y="12.065cm" presentation:class="notes">
            <draw:text-box>
              <text:p/>
            </draw:text-box>
          </draw:frame>
          <draw:frame draw:name="Slide Number Placeholder 3" presentation:style-name="pr40" draw:text-style-name="P6" draw:layer="layout" svg:width="0.001cm" svg:height="0.001cm" svg:x="0cm" svg:y="0cm" presentation:class="page-number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page18" draw:style-name="dp3" draw:master-page-name="Default_20_2" xml:id="id18" draw:id="id18">
        <office:forms form:automatic-focus="false" form:apply-design-mode="false"/>
        <anim:par presentation:node-type="timing-root">
          <anim:par smil:begin="id18.begin">
            <anim:transitionFilter smil:dur="2s" smil:type="fade" smil:subtype="crossfade"/>
          </anim:par>
        </anim:par>
        <presentation:notes draw:style-name="dp4">
          <draw:page-thumbnail draw:style-name="gr1" draw:layer="layout" svg:width="16.928cm" svg:height="9.524cm" svg:x="1.06cm" svg:y="1.93cm" draw:page-number="18" presentation:class="page"/>
          <draw:frame presentation:style-name="pr4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500000004009C454E85.jp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o" fo:country="RO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0%" fo:text-align="start" fo:text-indent="0cm" style:punctuation-wrap="simple" style:writing-mode="lr-tb"/>
      <style:text-properties fo:color="#5f5f5f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90%" fo:text-align="start" fo:text-indent="0cm" style:punctuation-wrap="simple" style:writing-mode="lr-tb"/>
      <style:text-properties fo:color="#5f5f5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90%" fo:text-align="start" fo:text-indent="0cm" style:punctuation-wrap="simple" style:writing-mode="lr-tb"/>
      <style:text-properties fo:color="#5f5f5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90%" fo:text-align="start" fo:text-indent="0cm" style:punctuation-wrap="simple" style:writing-mode="lr-tb"/>
      <style:text-properties fo:color="#5f5f5f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 style:punctuation-wrap="hanging" style:writing-mode="lr-tb"/>
      <style:text-properties fo:color="#5f5f5f" style:text-outline="false" style:text-line-through-style="none" fo:font-family="Calibri" fo:font-size="19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9pt" style:language-asian="en" style:country-asian="US" style:font-style-asian="normal" style:font-weight-asian="normal" style:font-family-complex="Mangal" style:font-family-generic-complex="system" style:font-pitch-complex="variable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0%" fo:text-align="start" fo:text-indent="0cm" style:punctuation-wrap="simple" style:writing-mode="lr-tb"/>
      <style:text-properties fo:color="#5f5f5f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line-height="90%" fo:text-align="start" fo:text-indent="0cm" style:punctuation-wrap="simple" style:writing-mode="lr-tb"/>
      <style:text-properties fo:color="#5f5f5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line-height="90%" fo:text-align="start" fo:text-indent="0cm" style:punctuation-wrap="simple" style:writing-mode="lr-tb"/>
      <style:text-properties fo:color="#5f5f5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line-height="90%" fo:text-align="start" fo:text-indent="0cm" style:punctuation-wrap="simple" style:writing-mode="lr-tb"/>
      <style:text-properties fo:color="#5f5f5f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 style:punctuation-wrap="hanging" style:writing-mode="lr-tb"/>
      <style:text-properties fo:color="#5f5f5f" style:text-outline="false" style:text-line-through-style="none" fo:font-family="Calibri" fo:font-size="19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9pt" style:language-asian="en" style:country-asian="US" style:font-style-asian="normal" style:font-weight-asian="normal" style:font-family-complex="Mangal" style:font-family-generic-complex="system" style:font-pitch-complex="variable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0%" fo:text-align="start" fo:text-indent="0cm" style:punctuation-wrap="simple" style:writing-mode="lr-tb"/>
      <style:text-properties fo:color="#5f5f5f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cm" fo:line-height="90%" fo:text-align="start" fo:text-indent="0cm" style:punctuation-wrap="simple" style:writing-mode="lr-tb"/>
      <style:text-properties fo:color="#5f5f5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cm" fo:line-height="90%" fo:text-align="start" fo:text-indent="0cm" style:punctuation-wrap="simple" style:writing-mode="lr-tb"/>
      <style:text-properties fo:color="#5f5f5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cm" fo:line-height="90%" fo:text-align="start" fo:text-indent="0cm" style:punctuation-wrap="simple" style:writing-mode="lr-tb"/>
      <style:text-properties fo:color="#5f5f5f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 style:punctuation-wrap="hanging" style:writing-mode="lr-tb"/>
      <style:text-properties fo:color="#5f5f5f" style:text-outline="false" style:text-line-through-style="none" fo:font-family="Calibri" fo:font-size="19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9pt" style:language-asian="en" style:country-asian="US" style:font-style-asian="normal" style:font-weight-asian="normal" style:font-family-complex="Mangal" style:font-family-generic-complex="system" style:font-pitch-complex="variable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fill="solid" draw:fill-color="#dce3e4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middle" draw:auto-grow-height="false" fo:padding-top="0cm" fo:padding-bottom="0cm" fo:padding-left="0cm" fo:padding-right="0cm" fo:wrap-option="no-wrap"/>
    </style:style>
    <style:style style:name="Mgr5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71cm" draw:fill="solid" draw:fill-color="#46575e" draw:opacity="40%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7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hyphenate="false"/>
    </style:style>
    <style:style style:name="MP5" style:family="paragraph">
      <style:paragraph-properties fo:margin-left="0cm" fo:margin-right="0cm" fo:margin-top="0cm" fo:margin-bottom="0cm" fo:text-align="end" fo:text-indent="0cm" style:punctuation-wrap="hanging" style:writing-mode="lr-tb" style:font-independent-line-spacing="true"/>
      <style:text-properties fo:font-size="18pt" fo:hyphenate="false"/>
    </style:style>
    <style:style style:name="MP6" style:family="paragraph">
      <style:paragraph-properties fo:text-align="center"/>
      <style:text-properties fo:font-size="18pt"/>
    </style:style>
    <style:style style:name="MP7" style:family="paragraph">
      <style:paragraph-properties fo:margin-top="0cm" fo:margin-bottom="0cm" fo:line-height="80%" fo:text-align="start" style:punctuation-wrap="simple" style:writing-mode="lr-tb"/>
    </style:style>
    <style:style style:name="MP8" style:family="paragraph">
      <style:paragraph-properties fo:margin-left="0.004cm" fo:margin-right="0cm" fo:margin-top="0cm" fo:margin-bottom="0cm" fo:line-height="90%" fo:text-align="start" fo:text-indent="0cm" style:punctuation-wrap="simple" style:writing-mode="lr-tb"/>
    </style:style>
    <style:style style:name="MP9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0" style:family="paragraph">
      <style:paragraph-properties style:font-independent-line-spacing="true"/>
      <style:text-properties fo:font-size="18pt" style:font-size-asian="14pt" style:font-size-complex="14pt"/>
    </style:style>
    <style:style style:name="MP11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left="0cm" fo:margin-right="0cm" fo:margin-top="0.423cm" fo:margin-bottom="0cm" fo:line-height="9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282cm" fo:margin-bottom="0cm" fo:line-height="90%" fo:text-align="start" fo:text-indent="0cm" style:punctuation-wrap="simple" style:writing-mode="lr-tb"/>
    </style:style>
    <style:style style:name="MP14" style:family="paragraph">
      <style:paragraph-properties fo:margin-left="0cm" fo:margin-right="0cm" fo:margin-top="0.212cm" fo:margin-bottom="0cm" fo:line-height="90%" fo:text-align="start" fo:text-indent="0cm" style:punctuation-wrap="simple" style:writing-mode="lr-tb"/>
    </style:style>
    <style:style style:name="MP15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style:text-line-through-style="none" fo:font-family="Calibri" fo:font-size="8.5pt" fo:letter-spacing="normal" fo:font-style="normal" style:text-underline-style="none" fo:font-weight="normal" style:font-size-asian="8.5pt" style:font-style-asian="normal" style:font-weight-asian="normal" style:font-family-complex="Arial" style:font-family-generic-complex="swiss" style:font-size-complex="8.5pt" style:font-style-complex="normal" style:font-weight-complex="normal"/>
    </style:style>
    <style:style style:name="MT3" style:family="text">
      <style:text-properties fo:color="#5f5f5f" style:text-line-through-style="none" fo:font-family="Calibri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4" style:family="text">
      <style:text-properties fo:color="#5f5f5f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5f5f5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5f5f5f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7" style:family="text">
      <style:text-properties fo:color="#5f5f5f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color="#5f5f5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color="#5f5f5f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fo:color="#9f9f9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fo:color="#9f9f9f" fo:font-size="45%"/>
      </text:list-level-style-bullet>
      <text:list-level-style-bullet text:level="2" text:bullet-char="–">
        <style:list-level-properties text:space-before="0.759cm" text:min-label-width="0.634cm"/>
        <style:text-properties fo:font-family="Arial" style:font-family-generic="swiss" fo:color="#9f9f9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fo:color="#9f9f9f" fo:font-size="45%"/>
      </text:list-level-style-bullet>
      <text:list-level-style-bullet text:level="2" text:bullet-char="–">
        <style:list-level-properties text:space-before="0.759cm" text:min-label-width="0.634cm"/>
        <style:text-properties fo:font-family="Arial" style:font-family-generic="swiss" fo:color="#9f9f9f" fo:font-size="75%"/>
      </text:list-level-style-bullet>
      <text:list-level-style-bullet text:level="3" text:bullet-char="•">
        <style:list-level-properties text:space-before="1.522cm" text:min-label-width="0.506cm"/>
        <style:text-properties fo:font-family="Arial" style:font-family-generic="swiss" fo:color="#9f9f9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9f9f9f" fo:font-size="45%"/>
      </text:list-level-style-bullet>
      <text:list-level-style-bullet text:level="2" text:bullet-char="–">
        <style:list-level-properties text:space-before="0.759cm" text:min-label-width="0.634cm"/>
        <style:text-properties fo:font-family="Arial" style:font-family-generic="swiss" fo:color="#9f9f9f" fo:font-size="75%"/>
      </text:list-level-style-bullet>
      <text:list-level-style-bullet text:level="3" text:bullet-char="•">
        <style:list-level-properties text:space-before="1.522cm" text:min-label-width="0.506cm"/>
        <style:text-properties fo:font-family="Arial" style:font-family-generic="swiss" fo:color="#9f9f9f" fo:font-size="45%"/>
      </text:list-level-style-bullet>
      <text:list-level-style-bullet text:level="4" text:bullet-char="–">
        <style:list-level-properties text:space-before="2.157cm" text:min-label-width="0.506cm"/>
        <style:text-properties fo:font-family="Arial" style:font-family-generic="swiss" fo:color="#9f9f9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9f9f9f" fo:font-size="45%"/>
      </text:list-level-style-bullet>
      <text:list-level-style-bullet text:level="2" text:bullet-char="–">
        <style:list-level-properties text:space-before="0.759cm" text:min-label-width="0.634cm"/>
        <style:text-properties fo:font-family="Arial" style:font-family-generic="swiss" fo:color="#9f9f9f" fo:font-size="75%"/>
      </text:list-level-style-bullet>
      <text:list-level-style-bullet text:level="3" text:bullet-char="•">
        <style:list-level-properties text:space-before="1.522cm" text:min-label-width="0.506cm"/>
        <style:text-properties fo:font-family="Arial" style:font-family-generic="swiss" fo:color="#9f9f9f" fo:font-size="45%"/>
      </text:list-level-style-bullet>
      <text:list-level-style-bullet text:level="4" text:bullet-char="–">
        <style:list-level-properties text:space-before="2.157cm" text:min-label-width="0.506cm"/>
        <style:text-properties fo:font-family="Arial" style:font-family-generic="swiss" fo:color="#9f9f9f" fo:font-size="75%"/>
      </text:list-level-style-bullet>
      <text:list-level-style-bullet text:level="5" text:bullet-char="•">
        <style:list-level-properties text:space-before="2.792cm" text:min-label-width="0.506cm"/>
        <style:text-properties fo:font-family="Arial" style:font-family-generic="swiss" fo:color="#9f9f9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g draw:name="Group 6">
        <draw:custom-shape draw:name="Rectangle 7" draw:style-name="Mgr3" draw:text-style-name="MP3" draw:layer="layout" svg:width="0.537cm" svg:height="19.049cm" svg:x="0cm" svg:y="0cm">
          <text:p/>
          <draw:enhanced-geometry svg:viewBox="0 0 21600 21600" draw:type="rectangle" draw:enhanced-path="M 0 0 L 21600 0 21600 21600 0 21600 0 0 Z N"/>
        </draw:custom-shape>
        <draw:custom-shape draw:name="Rectangle 8" draw:style-name="Mgr3" draw:text-style-name="MP3" draw:layer="layout" svg:width="0.537cm" svg:height="19.049cm" svg:x="33.32cm" svg:y="0cm">
          <text:p/>
          <draw:enhanced-geometry svg:viewBox="0 0 21600 21600" draw:type="rectangle" draw:enhanced-path="M 0 0 L 21600 0 21600 21600 0 21600 0 0 Z N"/>
        </draw:custom-shape>
        <draw:custom-shape draw:name="Rectangle 9" draw:style-name="Mgr3" draw:text-style-name="MP3" draw:layer="layout" svg:width="33.857cm" svg:height="1.269cm" svg:x="0cm" svg:y="17.78cm">
          <text:p/>
          <draw:enhanced-geometry svg:viewBox="0 0 21600 21600" draw:type="rectangle" draw:enhanced-path="M 0 0 L 21600 0 21600 21600 0 21600 0 0 Z N"/>
        </draw:custom-shape>
        <draw:custom-shape draw:name="Rectangle 10" draw:style-name="Mgr3" draw:text-style-name="MP3" draw:layer="layout" svg:width="33.857cm" svg:height="0.533cm" svg:x="0cm" svg:y="0cm">
          <text:p/>
          <draw:enhanced-geometry svg:viewBox="0 0 21600 21600" draw:type="rectangle" draw:enhanced-path="M 0 0 L 21600 0 21600 21600 0 21600 0 0 Z N"/>
        </draw:custom-shape>
      </draw:g>
      <draw:custom-shape draw:name="TextBox 14" draw:style-name="Mgr4" draw:text-style-name="MP5" draw:layer="backgroundobjects" svg:width="8.889cm" svg:height="0.506cm" svg:x="14.936cm" svg:y="18.212cm">
        <text:p text:style-name="MP4"><text:span text:style-name="MT2">Copyright © 2015, Oracle and/or its affiliates. All rights reserved. <text:s/>|</text:span></text:p>
        <draw:enhanced-geometry svg:viewBox="0 0 21600 21600" draw:type="rectangle" draw:enhanced-path="M 0 0 L 21600 0 21600 21600 0 21600 0 0 Z N"/>
      </draw:custom-shape>
      <draw:frame draw:name="Picture 18" draw:style-name="Mgr5" draw:text-style-name="MP6" draw:layer="backgroundobjects" svg:width="4.506cm" svg:height="1.648cm" svg:x="1.477cm" svg:y="17.401cm">
        <draw:image xlink:href="Pictures/10000000000000FD0000005CE94A5C0F.png" xlink:type="simple" xlink:show="embed" xlink:actuate="onLoad">
          <text:p/>
        </draw:image>
      </draw:frame>
      <draw:custom-shape draw:name="Rectangle 4" draw:style-name="Mgr6" draw:text-style-name="MP3" draw:layer="backgroundobjects" svg:width="33.857cm" svg:height="19.049cm" svg:x="0cm" svg:y="0cm">
        <text:p/>
        <draw:enhanced-geometry svg:viewBox="0 0 21600 21600" draw:type="rectangle" draw:enhanced-path="M 0 0 L 21600 0 21600 21600 0 21600 0 0 Z N"/>
      </draw:custom-shape>
      <draw:frame draw:name="Picture 15" draw:style-name="Mgr5" draw:text-style-name="MP6" draw:layer="backgroundobjects" svg:width="4.506cm" svg:height="1.648cm" svg:x="1.477cm" svg:y="17.401cm">
        <draw:image xlink:href="Pictures/10000000000000FD0000005CE94A5C0F.png" xlink:type="simple" xlink:show="embed" xlink:actuate="onLoad">
          <text:p/>
        </draw:image>
      </draw:frame>
      <draw:custom-shape draw:name="TextBox 6" draw:style-name="Mgr4" draw:text-style-name="MP5" draw:layer="backgroundobjects" svg:width="8.889cm" svg:height="0.506cm" svg:x="14.936cm" svg:y="18.212cm">
        <text:p text:style-name="MP4"><text:span text:style-name="MT2">Copyright © 2014, Oracle and/or its affiliates. All rights reserved. <text:s/>|</text:span></text:p>
        <draw:enhanced-geometry svg:viewBox="0 0 21600 21600" draw:type="rectangle" draw:enhanced-path="M 0 0 L 21600 0 21600 21600 0 21600 0 0 Z N"/>
      </draw:custom-shape>
      <draw:frame draw:name="Title 1" presentation:style-name="Mpr1" draw:text-style-name="MP3" draw:layer="backgroundobjects" svg:width="26.669cm" svg:height="4.082cm" svg:x="1.477cm" svg:y="2.055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Text Placeholder 12" presentation:style-name="Mpr2" draw:text-style-name="MP3" draw:layer="backgroundobjects" svg:width="26.669cm" svg:height="6.983cm" svg:x="1.477cm" svg:y="9.526cm" presentation:class="outline" presentation:user-transformed="true">
        <draw:text-box>
          <text:list text:style-name="ML2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4">Ninth Outline LevelClick to edit Master text styles</text:span></text:p>
        </draw:text-box>
      </draw:frame>
      <draw:frame draw:name="Date Placeholder 6" presentation:style-name="Mpr3" draw:text-style-name="MP10" draw:layer="backgroundobjects" svg:width="3.408cm" svg:height="0.506cm" svg:x="11.615cm" svg:y="18.212cm" presentation:class="date-time" presentation:user-transformed="true">
        <draw:text-box>
          <text:p text:style-name="MP9"><text:span text:style-name="MT5"><text:date style:data-style-name="D1" text:date-value="2016-05-18">18.05.2016</text:date></text:span></text:p>
        </draw:text-box>
      </draw:frame>
      <draw:frame draw:name="Footer Placeholder 7" presentation:style-name="Mpr3" draw:text-style-name="MP11" draw:layer="backgroundobjects" svg:width="7.619cm" svg:height="0.506cm" svg:x="23.949cm" svg:y="18.212cm" presentation:class="footer" presentation:user-transformed="true">
        <draw:text-box>
          <text:p text:style-name="MP9"><text:span text:style-name="MT5">Oracle Confidential – Restricted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g draw:name="Group 6">
        <draw:custom-shape draw:name="Rectangle 7" draw:style-name="Mgr3" draw:text-style-name="MP3" draw:layer="layout" svg:width="0.537cm" svg:height="19.049cm" svg:x="0cm" svg:y="0cm">
          <text:p/>
          <draw:enhanced-geometry svg:viewBox="0 0 21600 21600" draw:type="rectangle" draw:enhanced-path="M 0 0 L 21600 0 21600 21600 0 21600 0 0 Z N"/>
        </draw:custom-shape>
        <draw:custom-shape draw:name="Rectangle 8" draw:style-name="Mgr3" draw:text-style-name="MP3" draw:layer="layout" svg:width="0.537cm" svg:height="19.049cm" svg:x="33.32cm" svg:y="0cm">
          <text:p/>
          <draw:enhanced-geometry svg:viewBox="0 0 21600 21600" draw:type="rectangle" draw:enhanced-path="M 0 0 L 21600 0 21600 21600 0 21600 0 0 Z N"/>
        </draw:custom-shape>
        <draw:custom-shape draw:name="Rectangle 9" draw:style-name="Mgr3" draw:text-style-name="MP3" draw:layer="layout" svg:width="33.857cm" svg:height="1.269cm" svg:x="0cm" svg:y="17.78cm">
          <text:p/>
          <draw:enhanced-geometry svg:viewBox="0 0 21600 21600" draw:type="rectangle" draw:enhanced-path="M 0 0 L 21600 0 21600 21600 0 21600 0 0 Z N"/>
        </draw:custom-shape>
        <draw:custom-shape draw:name="Rectangle 10" draw:style-name="Mgr3" draw:text-style-name="MP3" draw:layer="layout" svg:width="33.857cm" svg:height="0.533cm" svg:x="0cm" svg:y="0cm">
          <text:p/>
          <draw:enhanced-geometry svg:viewBox="0 0 21600 21600" draw:type="rectangle" draw:enhanced-path="M 0 0 L 21600 0 21600 21600 0 21600 0 0 Z N"/>
        </draw:custom-shape>
      </draw:g>
      <draw:custom-shape draw:name="TextBox 14" draw:style-name="Mgr4" draw:text-style-name="MP5" draw:layer="backgroundobjects" svg:width="8.889cm" svg:height="0.506cm" svg:x="14.936cm" svg:y="18.212cm">
        <text:p text:style-name="MP4"><text:span text:style-name="MT2">Copyright © 2015, Oracle and/or its affiliates. All rights reserved. <text:s/>|</text:span></text:p>
        <draw:enhanced-geometry svg:viewBox="0 0 21600 21600" draw:type="rectangle" draw:enhanced-path="M 0 0 L 21600 0 21600 21600 0 21600 0 0 Z N"/>
      </draw:custom-shape>
      <draw:frame draw:name="Picture 18" draw:style-name="Mgr5" draw:text-style-name="MP6" draw:layer="backgroundobjects" svg:width="4.506cm" svg:height="1.648cm" svg:x="1.477cm" svg:y="17.401cm">
        <draw:image xlink:href="Pictures/10000000000000FD0000005CE94A5C0F.png" xlink:type="simple" xlink:show="embed" xlink:actuate="onLoad">
          <text:p/>
        </draw:image>
      </draw:frame>
      <draw:frame draw:name="Title 1" presentation:style-name="Mpr6" draw:text-style-name="MP3" draw:layer="backgroundobjects" svg:width="30.902cm" svg:height="2.468cm" svg:x="1.477cm" svg:y="1.129cm" presentation:class="title" presentation:user-transformed="true">
        <draw:text-box>
          <text:p text:style-name="MP7"><text:span text:style-name="MT6">Click to edit the title text formatClick to edit Master title style</text:span></text:p>
        </draw:text-box>
      </draw:frame>
      <draw:frame draw:name="Content Placeholder 2" presentation:style-name="Mpr7" draw:text-style-name="MP3" draw:layer="backgroundobjects" svg:width="30.906cm" svg:height="12.276cm" svg:x="1.475cm" svg:y="4.233cm" presentation:class="outline" presentation:user-transformed="true">
        <draw:text-box>
          <text:list text:style-name="ML2">
            <text:list-item>
              <text:p><text:span text:style-name="MT7">Click to edit the outline text format</text:span></text:p>
              <text:list>
                <text:list-item>
                  <text:p><text:span text:style-name="MT7">Second Outline Level</text:span></text:p>
                  <text:list>
                    <text:list-item>
                      <text:p><text:span text:style-name="MT7">Third Outline Level</text:span></text:p>
                      <text:list>
                        <text:list-item>
                          <text:p><text:span text:style-name="MT7">Fourth Outline Level</text:span></text:p>
                          <text:list>
                            <text:list-item>
                              <text:p><text:span text:style-name="MT7">Fifth Outline Level</text:span></text:p>
                              <text:list>
                                <text:list-item>
                                  <text:p><text:span text:style-name="MT7">Sixth Outline Level</text:span></text:p>
                                  <text:list>
                                    <text:list-item>
                                      <text:p><text:span text:style-name="MT7">Seventh Outline Level</text:span></text:p>
                                      <text:list>
                                        <text:list-item>
                                          <text:p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2"><text:span text:style-name="MT7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0" draw:layer="backgroundobjects" svg:width="3.408cm" svg:height="0.506cm" svg:x="11.615cm" svg:y="18.212cm" presentation:class="date-time" presentation:user-transformed="true">
        <draw:text-box>
          <text:p text:style-name="MP9"><text:span text:style-name="MT5"><text:date style:data-style-name="D1" text:date-value="2016-05-18">18.05.2016</text:date></text:span></text:p>
        </draw:text-box>
      </draw:frame>
      <draw:frame draw:name="Footer Placeholder 4" presentation:style-name="Mpr8" draw:text-style-name="MP11" draw:layer="backgroundobjects" svg:width="7.619cm" svg:height="0.506cm" svg:x="23.949cm" svg:y="18.212cm" presentation:class="footer" presentation:user-transformed="true">
        <draw:text-box>
          <text:p text:style-name="MP9"><text:span text:style-name="MT5">Oracle Confidential – Restricted</text:span></text:p>
        </draw:text-box>
      </draw:frame>
      <draw:frame draw:name="Slide Number Placeholder 5" presentation:style-name="Mpr8" draw:text-style-name="MP15" draw:layer="backgroundobjects" svg:width="1.057cm" svg:height="0.506cm" svg:x="31.322cm" svg:y="18.212cm" presentation:class="page-number" presentation:user-transformed="true">
        <draw:text-box>
          <text:p text:style-name="MP9"><text:span text:style-name="MT5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6.928cm" svg:height="9.524cm" svg:x="1.06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g draw:name="Group 6">
        <draw:custom-shape draw:name="Rectangle 7" draw:style-name="Mgr3" draw:text-style-name="MP3" draw:layer="layout" svg:width="0.537cm" svg:height="19.049cm" svg:x="0cm" svg:y="0cm">
          <text:p/>
          <draw:enhanced-geometry svg:viewBox="0 0 21600 21600" draw:type="rectangle" draw:enhanced-path="M 0 0 L 21600 0 21600 21600 0 21600 0 0 Z N"/>
        </draw:custom-shape>
        <draw:custom-shape draw:name="Rectangle 8" draw:style-name="Mgr3" draw:text-style-name="MP3" draw:layer="layout" svg:width="0.537cm" svg:height="19.049cm" svg:x="33.32cm" svg:y="0cm">
          <text:p/>
          <draw:enhanced-geometry svg:viewBox="0 0 21600 21600" draw:type="rectangle" draw:enhanced-path="M 0 0 L 21600 0 21600 21600 0 21600 0 0 Z N"/>
        </draw:custom-shape>
        <draw:custom-shape draw:name="Rectangle 9" draw:style-name="Mgr3" draw:text-style-name="MP3" draw:layer="layout" svg:width="33.857cm" svg:height="1.269cm" svg:x="0cm" svg:y="17.78cm">
          <text:p/>
          <draw:enhanced-geometry svg:viewBox="0 0 21600 21600" draw:type="rectangle" draw:enhanced-path="M 0 0 L 21600 0 21600 21600 0 21600 0 0 Z N"/>
        </draw:custom-shape>
        <draw:custom-shape draw:name="Rectangle 10" draw:style-name="Mgr3" draw:text-style-name="MP3" draw:layer="layout" svg:width="33.857cm" svg:height="0.533cm" svg:x="0cm" svg:y="0cm">
          <text:p/>
          <draw:enhanced-geometry svg:viewBox="0 0 21600 21600" draw:type="rectangle" draw:enhanced-path="M 0 0 L 21600 0 21600 21600 0 21600 0 0 Z N"/>
        </draw:custom-shape>
      </draw:g>
      <draw:custom-shape draw:name="TextBox 14" draw:style-name="Mgr4" draw:text-style-name="MP5" draw:layer="backgroundobjects" svg:width="8.889cm" svg:height="0.506cm" svg:x="14.936cm" svg:y="18.212cm">
        <text:p text:style-name="MP4"><text:span text:style-name="MT2">Copyright © 2015, Oracle and/or its affiliates. All rights reserved. <text:s/>|</text:span></text:p>
        <draw:enhanced-geometry svg:viewBox="0 0 21600 21600" draw:type="rectangle" draw:enhanced-path="M 0 0 L 21600 0 21600 21600 0 21600 0 0 Z N"/>
      </draw:custom-shape>
      <draw:frame draw:name="Picture 18" draw:style-name="Mgr5" draw:text-style-name="MP6" draw:layer="backgroundobjects" svg:width="4.506cm" svg:height="1.648cm" svg:x="1.477cm" svg:y="17.401cm">
        <draw:image xlink:href="Pictures/10000000000000FD0000005CE94A5C0F.png" xlink:type="simple" xlink:show="embed" xlink:actuate="onLoad">
          <text:p/>
        </draw:image>
      </draw:frame>
      <draw:frame draw:name="Picture 13" draw:style-name="Mgr5" draw:text-style-name="MP6" draw:layer="backgroundobjects" svg:width="33.09cm" svg:height="18.185cm" svg:x="0.384cm" svg:y="0.362cm">
        <draw:image xlink:href="Pictures/10000000000007540000040725343F5F.png" xlink:type="simple" xlink:show="embed" xlink:actuate="onLoad">
          <text:p/>
        </draw:image>
      </draw:frame>
      <draw:frame draw:name="Picture 15" draw:style-name="Mgr5" draw:text-style-name="MP6" draw:layer="backgroundobjects" svg:width="12.62cm" svg:height="1.582cm" svg:x="10.619cm" svg:y="7.898cm">
        <draw:image xlink:href="Pictures/10000201000002E90000005D5358F5BD.png" xlink:type="simple" xlink:show="embed" xlink:actuate="onLoad">
          <text:p/>
        </draw:image>
      </draw:frame>
      <draw:custom-shape draw:name="Rectangle 3" draw:style-name="Mgr3" draw:text-style-name="MP3" draw:layer="backgroundobjects" svg:width="0.537cm" svg:height="19.031cm" svg:x="0cm" svg:y="0cm">
        <text:p/>
        <draw:enhanced-geometry svg:viewBox="0 0 21600 21600" draw:type="rectangle" draw:enhanced-path="M 0 0 L 21600 0 21600 21600 0 21600 0 0 Z N"/>
      </draw:custom-shape>
      <draw:custom-shape draw:name="Rectangle 4" draw:style-name="Mgr3" draw:text-style-name="MP3" draw:layer="backgroundobjects" svg:width="0.537cm" svg:height="19.031cm" svg:x="33.32cm" svg:y="0.018cm">
        <text:p/>
        <draw:enhanced-geometry svg:viewBox="0 0 21600 21600" draw:type="rectangle" draw:enhanced-path="M 0 0 L 21600 0 21600 21600 0 21600 0 0 Z N"/>
      </draw:custom-shape>
      <draw:custom-shape draw:name="Rectangle 5" draw:style-name="Mgr3" draw:text-style-name="MP3" draw:layer="backgroundobjects" svg:width="33.857cm" svg:height="1.269cm" svg:x="0cm" svg:y="17.78cm">
        <text:p/>
        <draw:enhanced-geometry svg:viewBox="0 0 21600 21600" draw:type="rectangle" draw:enhanced-path="M 0 0 L 21600 0 21600 21600 0 21600 0 0 Z N"/>
      </draw:custom-shape>
      <draw:custom-shape draw:name="Rectangle 6" draw:style-name="Mgr3" draw:text-style-name="MP3" draw:layer="backgroundobjects" svg:width="33.857cm" svg:height="0.533cm" svg:x="0cm" svg:y="0cm">
        <text:p/>
        <draw:enhanced-geometry svg:viewBox="0 0 21600 21600" draw:type="rectangle" draw:enhanced-path="M 0 0 L 21600 0 21600 21600 0 21600 0 0 Z N"/>
      </draw:custom-shape>
      <draw:frame presentation:style-name="Default_20_2-title" draw:layer="backgroundobjects" svg:width="30.471cm" svg:height="3.18cm" svg:x="1.692cm" svg:y="0.76cm" presentation:class="title" presentation:placeholder="true">
        <draw:text-box/>
      </draw:frame>
      <draw:frame presentation:style-name="Default_20_2-outline1" draw:layer="backgroundobjects" svg:width="30.471cm" svg:height="12.572cm" svg:x="1.692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6.928cm" svg:height="9.524cm" svg:x="1.06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6-05-18T17:19:58.43</dc:date>
    <dc:creator>bogdan stroe</dc:creator>
    <meta:generator>OpenOffice/4.0.0$Win32 OpenOffice.org_project/400m3$Build-9702</meta:generator>
    <meta:editing-duration>PT10H54M32S</meta:editing-duration>
    <meta:editing-cycles>17</meta:editing-cycles>
    <meta:document-statistic meta:object-count="171"/>
  </office:meta>
</office:document-meta>
</file>